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0472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302"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2a6099"/>
    </style: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size-asian="14pt" style:font-name-complex="BAAAAA+LiberationSerif-Bold" style:font-size-complex="14pt"/>
    </style:style>
    <style:style style:name="T2" style:family="text">
      <style:text-properties fo:color="#000000" style:font-name-asian="CAAAAA+FiraCode-Light" style:font-size-asian="14pt" style:font-name-complex="CAAAAA+FiraCode-Light" style:font-size-complex="14pt"/>
    </style:style>
    <style:style style:name="T3" style:family="text">
      <style:text-properties fo:color="#000000" style:font-name-asian="BAAAAA+LiberationSerif-Bold" style:font-size-asian="14pt" style:font-name-complex="BAAAAA+LiberationSerif-Bold" style:font-size-complex="14pt"/>
    </style:style>
    <style:style style:name="T4"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style-complex="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0pt" style:font-size-asian="10pt" style:font-size-complex="10pt"/>
    </style:style>
    <style:style style:name="T15"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style:style style:name="T20" style:family="text">
      <style:text-properties fo:color="#000000" style:font-name-asian="BAAAAA+LiberationSerif-Bold" style:font-name-complex="BAAAAA+LiberationSerif-Bold" style:font-size-asian="14pt" style:font-size-complex="14pt"/>
    </style:style>
    <style:style style:name="T21" style:family="text">
      <style:text-properties fo:color="#000000" style:font-size-asian="14pt" style:font-size-complex="14pt" style:font-name-asian="CAAAAA+FiraCode-Light" style:font-name-complex="CAAAAA+FiraCode-Light"/>
    </style:style>
    <style:style style:name="T22" style:family="text">
      <style:text-properties fo:color="#000000" style:font-size-asian="14pt" style:font-size-complex="14pt" style:font-name-asian="BAAAAA+LiberationSerif-Bold" style:font-name-complex="BAAAAA+LiberationSerif-Bold"/>
    </style:style>
    <style:style style:name="T23" style:family="text">
      <style:text-properties style:font-name="CAAAAA+FiraCode-Light" fo:font-size="10.5pt" style:font-name-asian="CAAAAA+FiraCode-Light" style:font-name-complex="CAAAAA+FiraCode-Light" style:font-size-asian="10.5pt" style:font-size-complex="10.5pt"/>
    </style:style>
    <style:style style:name="T24" style:family="text">
      <style:text-properties fo:color="#c9211e"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weight-complex="normal" style:font-style-complex="normal"/>
    </style:style>
    <style:style style:name="T30" style:family="text">
      <style:text-properties fo:font-weight="bold" style:text-underline-style="solid" style:text-underline-width="auto" style:text-underline-color="font-color" style:font-weight-asian="bold" style:font-weight-complex="bold"/>
    </style:style>
    <style:style style:name="T31" style:family="text">
      <style:text-properties fo:font-size="10pt" style:text-position="super 58%" style:font-size-asian="10pt" style:font-size-complex="10pt"/>
    </style:style>
    <style:style style:name="T3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3"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20">3. Edit the </text:span><text:span text:style-name="T21">.zshrc </text:span><text:span text:style-name="T22">file, with the </text:span><text:span text:style-name="T21">code . </text:span><text:span text:style-name="T22">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23">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4">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25">#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6">decent_library</text:span> is the dependency of dependency of <text:span text:style-name="T26">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7">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6">for i in n</text:span>’, <text:span text:style-name="T24">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28"> </text:span><text:span text:style-name="T29">'args=[], kwonlyargs=[], kw_defaults=[], defaults=[]), '</text:span></text:p>
          </table:table-cell>
          <table:table-cell table:number-columns-repeated="7"/>
        </table:table-row>
        <table:table-row table:style-name="ro1">
          <table:table-cell table:style-name="ce260" office:value-type="string" calcext:value-type="string">
            <text:p><text:span text:style-name="T28"> </text:span><text:span text:style-name="T29">"body=[Assign(targets=[Name(id='seconds_per_day', ctx=Store())], "</text:span></text:p>
          </table:table-cell>
          <table:table-cell table:number-columns-repeated="7"/>
        </table:table-row>
        <table:table-row table:style-name="ro1">
          <table:table-cell table:style-name="ce260" office:value-type="string" calcext:value-type="string">
            <text:p><text:span text:style-name="T28"> </text:span><text:span text:style-name="T29">'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28"> </text:span><text:span text:style-name="T29">"op=Mult(), right=Name(id='seconds_per_day', ctx=Load())))], "</text:span></text:p>
          </table:table-cell>
          <table:table-cell table:number-columns-repeated="7"/>
        </table:table-row>
        <table:table-row table:style-name="ro1">
          <table:table-cell table:style-name="ce260" office:value-type="string" calcext:value-type="string">
            <text:p><text:span text:style-name="T28"> </text:span><text:span text:style-name="T29">'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30">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31">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32">7</text:span><text:span text:style-name="T33">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1048304">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5">/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4">,</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5">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6">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5">{% for key, value in </text:span><text:span text:style-name="T36">state_choices.items</text:span><text:span text:style-name="T35"> %}</text:span></text:p>
            <text:p>&lt;option value="{{key}}"&gt;{{value}}&lt;/option&gt;</text:p>
            <text:p>{% endfor %}</text:p>
            <text:p>&lt;/select&gt;</text:p>
            <text:p>&lt;/div&gt;</text:p>
          </table:table-cell>
          <table:table-cell table:style-name="ce292" office:value-type="string" calcext:value-type="string">
            <text:p>state_choices.items is import from <text:span text:style-name="T25">/home/norman/Desktop/Project/btre/pages/views.py</text:span></text:p>
            <text:p/>
            <text:p/>
            <text:p><text:span text:style-name="T35">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6">{{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26">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24">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5"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303" office:value-type="string" calcext:value-type="string">
            <text:p>django-admin startproject djangoteashop .</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79" office:value-type="string" calcext:value-type="string">
            <text:p>git init</text:p>
          </table:table-cell>
          <table:table-cell table:number-columns-repeated="3"/>
        </table:table-row>
        <table:table-row table:style-name="ro7">
          <table:table-cell table:style-name="ce179" office:value-type="string" calcext:value-type="string">
            <text:p>git add . &amp;&amp; git commit -m “Initial commit”</text:p>
          </table:table-cell>
          <table:table-cell table:number-columns-repeated="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79"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79" office:value-type="string" calcext:value-type="string">
            <text:p>in <text:span text:style-name="T25">/home/norman/Desktop/Project/btre</text:span>, you can add .gitignore file and place the copied contents in it </text:p>
          </table:table-cell>
          <table:table-cell table:number-columns-repeated="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79"/>
          <table:table-cell table:number-columns-repeated="3"/>
        </table:table-row>
        <table:table-row table:style-name="ro7">
          <table:table-cell table:style-name="ce179"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305"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296"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70" office:value-type="string" calcext:value-type="string">
            <text:p>superadmin</text:p>
          </table:table-cell>
          <table:table-cell table:number-columns-repeated="3"/>
        </table:table-row>
        <table:table-row table:style-name="ro1">
          <table:table-cell table:style-name="ce270" office:value-type="float" office:value="123456" calcext:value-type="float">
            <text:p>123456</text:p>
          </table:table-cell>
          <table:table-cell table:number-columns-repeated="3"/>
        </table:table-row>
        <table:table-row table:style-name="ro1">
          <table:table-cell table:style-name="ce270"/>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90" office:value-type="string" calcext:value-type="string">
            <text:p>echo "# djangoteashop" &gt;&gt; README.md</text:p>
          </table:table-cell>
          <table:table-cell table:number-columns-repeated="3"/>
        </table:table-row>
        <table:table-row table:style-name="ro1">
          <table:table-cell table:style-name="ce290" office:value-type="string" calcext:value-type="string">
            <text:p>git init</text:p>
          </table:table-cell>
          <table:table-cell table:number-columns-repeated="3"/>
        </table:table-row>
        <table:table-row table:style-name="ro1">
          <table:table-cell table:style-name="ce290" office:value-type="string" calcext:value-type="string">
            <text:p>git add README.md</text:p>
          </table:table-cell>
          <table:table-cell table:number-columns-repeated="3"/>
        </table:table-row>
        <table:table-row table:style-name="ro1">
          <table:table-cell table:style-name="ce290" office:value-type="string" calcext:value-type="string">
            <text:p>git commit -m "first comm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309" office:value-type="string" calcext:value-type="string">
            <text:p>…or push an existing repository from the command line</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46"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6">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9">00/00/0000</text:date>, <text:time style:data-style-name="N2" text:time-value="14:15:33.063721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9T14:17:56.512296560</dc:date>
    <meta:editing-duration>P3DT16H3M22S</meta:editing-duration>
    <meta:editing-cycles>626</meta:editing-cycles>
    <meta:generator>LibreOffice/6.4.7.2$Linux_X86_64 LibreOffice_project/40$Build-2</meta:generator>
    <meta:document-statistic meta:table-count="20" meta:cell-count="1487" meta:object-count="0"/>
  </office:meta>
</office:document-meta>
</file>